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root&gt;Hello</text:p>
      <text:p text:style-name="Standard">{</text:p>
      <text:p text:style-name="Standard">&lt;you&lt;Who are you?</text:p>
      <text:p text:style-name="Standard">&lt;me&lt;Who am I?</text:p>
      <text:p text:style-name="Standard">&lt;where&lt;Where am I?</text:p>
      <text:p text:style-name="Standard">&lt;year&lt;What year is this?</text:p>
      <text:p text:style-name="Standard">}</text:p>
      <text:p text:style-name="Standard">&gt;you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4S</meta:editing-duration>
    <meta:editing-cycles>3</meta:editing-cycles>
    <meta:generator>OpenOffice.org/3.4.1$Win32 OpenOffice.org_project/341m1$Build-9593</meta:generator>
    <dc:date>2013-03-25T08:09:42.49</dc:date>
    <meta:document-statistic meta:table-count="0" meta:image-count="0" meta:object-count="0" meta:page-count="1" meta:paragraph-count="8" meta:word-count="17" meta:character-count="90"/>
    <meta:user-defined meta:name="Info 1"/>
    <meta:user-defined meta:name="Info 2"/>
    <meta:user-defined meta:name="Info 3"/>
    <meta:user-defined meta:name="Info 4"/>
  </office:meta>
</office:document-meta>
</file>